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19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5.209cm"/>
    </style:style>
    <style:style style:name="co1" style:family="table-column">
      <style:table-column-properties style:column-width="11.798cm" style:use-optimal-column-width="false"/>
    </style:style>
    <style:style style:name="co2" style:family="table-column">
      <style:table-column-properties style:column-width="11.802cm" style:use-optimal-column-width="false"/>
    </style:style>
    <style:style style:name="co3" style:family="table-column">
      <style:table-column-properties style:column-width="13.568cm" style:use-optimal-column-width="false"/>
    </style:style>
    <style:style style:name="co4" style:family="table-column">
      <style:table-column-properties style:column-width="10.032cm" style:use-optimal-column-width="false"/>
    </style:style>
    <style:style style:name="ro1" style:family="table-row">
      <style:table-row-properties style:row-height="9.6cm"/>
    </style:style>
    <style:style style:name="ro2" style:family="table-row">
      <style:table-row-properties style:row-height="6.991cm"/>
    </style:style>
    <style:style style:name="ce1" style:family="table-cell">
      <style:text-properties fo:font-size="32pt" style:font-size-asian="32pt" style:font-size-complex="32pt"/>
    </style:style>
    <style:style style:name="ce2" style:family="table-cell">
      <style:text-properties fo:font-size="28pt" style:font-size-asian="28pt" style:font-size-complex="28pt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fo:background-color="#ffffff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HP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Les bases de PHP</text:p>
            <text:p/>
            <text:p>Nicolas BLAUDEZ</text:p>
            <text:p/>
            <text:p>2018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OMMA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stoire</text:p>
              </text:list-item>
              <text:list-item>
                <text:p>Installation et environnement</text:p>
              </text:list-item>
              <text:list-item>
                <text:p>Les variables</text:p>
              </text:list-item>
              <text:list-item>
                <text:p>Les conditions</text:p>
              </text:list-item>
              <text:list-item>
                <text:p>Les boucles</text:p>
              </text:list-item>
              <text:list-item>
                <text:p>Les fonctions</text:p>
              </text:list-item>
              <text:list-item>
                <text:p>La programmation ob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Histo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: Hypertext Preprocessor</text:p>
              </text:list-item>
              <text:list-item>
                <text:p>Crée en 1994 par Rasmus Lerdorf</text:p>
              </text:list-item>
              <text:list-item>
                <text:p>Version 3 en 1997 par <text:s/>Andi Gutmans et Zeev Suraski</text:p>
              </text:list-item>
              <text:list-item>
                <text:p>Création du moteur Zend Engine qui amene à la version 4 de php.</text:p>
              </text:list-item>
              <text:list-item>
                <text:p>Version 5 : Programmation objet</text:p>
              </text:list-item>
              <text:list-item>
                <text:p>Version 7 : Amélioration des perform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 CLI</text:p>
                <text:p><text:span text:style-name="T1">apt-get install php7.2-cli</text:span></text:p>
                <text:p><text:span text:style-name="T1">cd /var/www</text:span></text:p>
                <text:p><text:span text:style-name="T1">php -S localhost:4000 .</text:span></text:p>
                <text:p><text:span text:style-name="T2"><text:a xlink:href="http://localhost:4000/" xlink:type="simple">http://localhost:4000/</text:a></text:span></text:p>
                <text:p><text:span text:style-name="T1"/></text:p>
              </text:list-item>
              <text:list-item>
                <text:p>PHP Apache</text:p>
                <text:p><text:span text:style-name="T1">apt-get install apache2 php7.2</text:span></text:p>
                <text:p><text:span text:style-name="T1">http://localhost/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HP – Installation / Environnem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<text:tab/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Nom des variables précédés par $</text:span></text:p>
              </text:list-item>
              <text:list-item>
                <text:p><text:span text:style-name="T3">Le nom de la variable peut être composé de chiffre et de lettre ainsi que du caractère underscore « _ »</text:span></text:p>
              </text:list-item>
              <text:list-item>
                <text:p><text:span text:style-name="T3">Types de variables :</text:span></text:p>
                <text:p><text:span text:style-name="T3">Tableau, flottant, chaine de caractere, ressources, objet, entier</text:span></text:p>
                <text:p><text:span text:style-name="T3">$mon_nom_deVariable2 <text:s text:c="2"/>== OK</text:span></text:p>
                <text:p><text:span text:style-name="T3">$Mon#NomDeVariable2 == NOK</text:span></text:p>
                <text:p><text:span text:style-name="T3">$variableName = OK</text:span></text:p>
                <text:p><text:span text:style-name="T3">$variable-name = NOK</text:span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VARIABLES - SUPERGLOBA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Accéder aux variables de la requete :</text:p>
                <text:p>$_GET</text:p>
                <text:p>Accéder aux variables du formulaire :</text:p>
                <text:p>$_POST</text:p>
                <text:p>Accéder aux variables serveur :</text:p>
                <text:p>$_SERVEUR</text:p>
                <text:p/>
                <text:p>ces superglobales sont accessibles partout même dans les fonctions et obje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<text:tab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F</text:p>
              </text:list-item>
              <text:list-item>
                <text:p>ELSEIF</text:p>
              </text:list-item>
              <text:list-item>
                <text:p>ELSE</text:p>
              </text:list-item>
              <text:list-item>
                <text:p>SWITCH</text:p>
                <text:p/>
              </text:list-item>
              <text:list-item>
                <text:p>Opérateurs de comparaison : <text:span text:style-name="T4">http://php.net/manual/fr/language.operators.comparison.php 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Les conditions<text:tab/> - IF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pérateurs logiques :</text:p>
                <text:p><text:span text:style-name="T1"><text:a xlink:href="http://php.net/manual/fr/language.operators.logical.php" xlink:type="simple">http://php.net/manual/fr/language.operators.logical.php</text:a></text:span></text:p>
              </text:list-item>
              <text:list-item>
                <text:p><text:span text:style-name="T5">Opérateurs de comparaison :</text:span></text:p>
                <text:p><text:span text:style-name="T1"><text:a xlink:href="http://php.net/manual/fr/language.operators.comparison.php" xlink:type="simple">http://php.net/manual/fr/language.operators.comparison.php</text:a></text:span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draw:style-name="gr2" draw:text-style-name="P3" draw:layer="layout" svg:width="23.2cm" svg:height="6.327cm" svg:x="2.4cm" svg:y="11.8cm">
          <draw:text-box>
            <text:p><text:span text:style-name="T1">If( ($a  ≤ 20) &amp;&amp; ($b!= $a) ) {</text:span></text:p>
            <text:p><text:span text:style-name="T1"><text:tab/></text:span><text:span text:style-name="T1">echo ‘$a est inférieur à 20 et différent de $b’ ;</text:span></text:p>
            <text:p><text:span text:style-name="T1">} elseif( ($a &gt; 20) &amp;&amp; ($b!= $a) ) <text:s/>{</text:span></text:p>
            <text:p><text:span text:style-name="T1"><text:tab/></text:span><text:span text:style-name="T1">echo ‘$a est supérieur à 20 et différent de $b’ ;</text:span></text:p>
            <text:p><text:span text:style-name="T1">} else {</text:span></text:p>
            <text:p><text:span text:style-name="T1"><text:tab/></text:span><text:span text:style-name="T1">echo ‘$a est égal a 20’ 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 - SWITCH</text:p>
          </draw:text-box>
        </draw:frame>
        <draw:frame presentation:style-name="pr4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$a = ‘rouge’ ;</text:span></text:p>
                <text:p><text:span text:style-name="T1">switch($a) {</text:span></text:p>
                <text:list>
                  <text:list-header>
                    <text:p><text:span text:style-name="T1">case ‘rouge’ : echo ‘$a est rouge’;break ;</text:span></text:p>
                    <text:p><text:span text:style-name="T1">case ‘bleu’ : echo ‘$a est bleu’;break ;</text:span></text:p>
                    <text:p><text:span text:style-name="T1">default : </text:span></text:p>
                    <text:list>
                      <text:list-header>
                        <text:p><text:span text:style-name="T1">echo ‘on ne connaît pas la couleur de $a’;</text:span></text:p>
                        <text:p><text:span text:style-name="T1">break ;</text:span></text:p>
                      </text:list-header>
                    </text:list>
                  </text:list-header>
                </text:list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5.209cm" svg:x="1.4cm" svg:y="-0.014cm" presentation:class="title" presentation:user-transformed="true">
          <draw:text-box>
            <text:p text:style-name="P5">PHP – Les boucles<text:line-break/><text:line-break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5"><text:span text:style-name="T5">Une boucle permet d’effectuer un traitement plusieurs fois de suite.</text:span></text:p>
                <text:p><text:span text:style-name="T1"/></text:p>
              </text:list-header>
              <text:list-item>
                <text:p>FOR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>for($i=0; $i&lt;=$n; $i++) {</text:p>
                <text:list>
                  <text:list-header>
                    <text:p>echo $i. ‘\n’ ;</text:p>
                  </text:list-header>
                </text:list>
                <text:p>}</text:p>
                <text:p>pour $i = 0 tant que $i inferieur ou égale a $n executer le code puis incrémenter $i de 1</text:p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3.599cm" svg:height="9.599cm" svg:x="2.8cm" svg:y="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 text:style-name="P6"><text:span text:style-name="T5">pour $i de 1 a $n</text:span></text:p>
                            <text:p text:style-name="P6"><text:span text:style-name="T5"><text:s text:c="4"/></text:span><text:span text:style-name="T5">si $i est pair</text:span></text:p>
                            <text:p text:style-name="P6"><text:span text:style-name="T5"><text:s text:c="8"/></text:span><text:span text:style-name="T5">afficher $i</text:span></text:p>
                            <text:p text:style-name="P6"><text:span text:style-name="T5"><text:s text:c="4"/></text:span><text:span text:style-name="T5">fin si</text:span></text:p>
                            <text:p text:style-name="P6"><text:span text:style-name="T5">fin pour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 text:style-name="P6">for($i=1;$i&lt;=10;$i++) {</text:p>
                <text:p text:style-name="P6"><text:s text:c="4"/>if($i %2 == 0) {</text:p>
                <text:p text:style-name="P6"><text:s text:c="8"/>echo "$i"; <text:s text:c="7"/></text:p>
                <text:p text:style-name="P6"><text:s text:c="4"/>} <text:s text:c="3"/></text:p>
                <text:p text:style-name="P6">}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REACH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Permet de parcourir un tableau</text:p>
                <text:p/>
                <text:p>$array = [‘paris’,’london’,’madrid’] ;</text:p>
                <text:p>foreach($array as $key=&gt;$value) {</text:p>
                <text:list>
                  <text:list-header>
                    <text:p>echo $value. ‘\n’ ;</text:p>
                  </text:list-header>
                </text:list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=0 ;</text:p>
                <text:p>while($i&lt;100) {</text:p>
                <text:list>
                  <text:list-header>
                    <text:p>echo $i.’\n’ ;</text:p>
                    <text:p>$i++ ;</text:p>
                  </text:list-header>
                </text:list>
                <text:p>}</text:p>
                <text:p/>
                <text:p>Tant que $i est inferieur à 100 exécuter le code</text:p>
                <text:p>La condition est testé avant d’executer le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3.599cm" svg:height="6.99cm" svg:x="2.8cm" svg:y="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list text:style-name="L3">
                  <text:list-item>
                    <text:list>
                      <text:list-item>
                        <text:list>
                          <text:list-header>
                            <text:p text:style-name="P7"><text:span text:style-name="T6">tant que <text:s/>$i inferieur à $n</text:span></text:p>
                            <text:p text:style-name="P7"><text:span text:style-name="T6"><text:s text:c="4"/></text:span><text:span text:style-name="T6">si $i est pair</text:span></text:p>
                            <text:p text:style-name="P7"><text:span text:style-name="T6"><text:s text:c="8"/></text:span><text:span text:style-name="T6">afficher $i</text:span></text:p>
                            <text:p text:style-name="P7"><text:span text:style-name="T6"><text:s text:c="4"/></text:span><text:span text:style-name="T6">fin si</text:span></text:p>
                            <text:p text:style-name="P7"><text:span text:style-name="T6">fin pour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 text:style-name="P7"><text:span text:style-name="T6">$i = 1 ;</text:span></text:p>
                <text:p text:style-name="P7"><text:span text:style-name="T6">while($i&lt;=10) {</text:span></text:p>
                <text:p text:style-name="P7"><text:span text:style-name="T6"><text:s text:c="4"/></text:span><text:span text:style-name="T6">if($i %2 == 0) {</text:span></text:p>
                <text:p text:style-name="P7"><text:span text:style-name="T6"><text:s text:c="8"/></text:span><text:span text:style-name="T6">echo "$i"; <text:s text:c="7"/></text:span></text:p>
                <text:p text:style-name="P7"><text:span text:style-name="T6"><text:s text:c="4"/></text:span><text:span text:style-name="T6">} <text:s text:c="3"/></text:span></text:p>
                <text:p text:style-name="P7"><text:span text:style-name="T6">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D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 = 0</text:p>
                <text:p>do {</text:p>
                <text:p><text:s text:c="4"/>echo $i;</text:p>
                <text:list>
                  <text:list-header>
                    <text:p>$i++ ;</text:p>
                  </text:list-header>
                </text:list>
                <text:p>} while ($i &lt; 100);</text:p>
                <text:p/>
                <text:p>La condition est testée après l’exécution du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nc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fonction permet d’effectuer la meme tache sur des jeux de données differents.</text:p>
                <text:p>function add($a,$b) {</text:p>
                <text:list>
                  <text:list-header>
                    <text:p>return $a + $b ;</text:p>
                  </text:list-header>
                </text:list>
                <text:p>}</text:p>
                <text:p>echo add(5,4) ; // 9</text:p>
                <text:p>echo add(3,4) ; // 7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<text:s/>Fonction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Parametres :</text:p>
                <text:p/>
                <text:p>function test($a,$b =5) {</text:p>
                <text:list>
                  <text:list-header>
                    <text:p>return $a+$b ;</text:p>
                  </text:list-header>
                </text:list>
                <text:p>}</text:p>
                <text:p>echo test(4) ; // 9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Fonctions - Referenc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8" draw:layer="layout" svg:width="22.8cm" svg:height="15.443cm" svg:x="3.2cm" svg:y="5.6cm">
          <draw:text-box>
            <text:list text:style-name="L1">
              <text:list-header>
                <text:p><text:span text:style-name="T5">function test(</text:span><text:span text:style-name="T7">&amp;</text:span><text:span text:style-name="T5">$a, $b =5) {</text:span></text:p>
                <text:list>
                  <text:list-header>
                    <text:p><text:span text:style-name="T5">$a = $a + 10 ;</text:span></text:p>
                    <text:p><text:span text:style-name="T5">return $a+$b ;</text:span></text:p>
                    <text:p><text:span text:style-name="T5"/></text:p>
                  </text:list-header>
                </text:list>
                <text:p><text:span text:style-name="T5">}</text:span></text:p>
                <text:p><text:span text:style-name="T5">echo test(4) ; // 9</text:span></text:p>
                <text:p><text:span text:style-name="T5">echo $a ; // 14</text:span></text:p>
                <text:p><text:span text:style-name="T5"/></text:p>
                <text:p><text:span text:style-name="T5">La reference (&amp;) permet de changer la valeur d’un paramétré dans l’ensemble du script.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0:33:41.519096730</meta:creation-date>
    <dc:date>2018-02-13T11:40:57.378661752</dc:date>
    <meta:editing-duration>P1DT10H55M31S</meta:editing-duration>
    <meta:editing-cycles>54</meta:editing-cycles>
    <meta:generator>LibreOffice/5.1.6.2$Linux_x86 LibreOffice_project/10m0$Build-2</meta:generator>
    <meta:document-statistic meta:object-count="101"/>
  </office:meta>
</office:document-meta>
</file>